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85f38" officeooo:paragraph-rsid="00185f38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85f38" officeooo:paragraph-rsid="00185f38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5f38" officeooo:paragraph-rsid="00185f38" style:font-size-asian="10.5pt" style:font-weight-asian="normal" style:font-size-complex="12pt" style:font-weight-complex="normal"/>
    </style:style>
    <style:style style:name="T1" style:family="text">
      <style:text-properties officeooo:rsid="0018c6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lyglot Persistence Daniel Soden</text:p>
      <text:p text:style-name="P1"/>
      <text:p text:style-name="P1"/>
      <text:p text:style-name="P2">Introduction:</text:p>
      <text:p text:style-name="P3"/>
      <text:p text:style-name="P3">In this report I will show to integrate the Neo4j graph database with a MongoDB cluster. To achieve this we must install Mongodb 8.0 , set up a cluster like we did in part 5, install neo4j and cypher-shell and finally install the APOC jar. <text:span text:style-name="T1">J</text:span></text:p>
      <text:p text:style-name="P3"/>
      <text:p text:style-name="P2">Conclusion:</text:p>
      <text:p text:style-name="P2"/>
      <text:p text:style-name="P2">References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9T16:12:34.544832000</meta:creation-date>
    <dc:date>2025-05-19T16:20:41.663100000</dc:date>
    <meta:editing-duration>PT8M7S</meta:editing-duration>
    <meta:editing-cycles>2</meta:editing-cycles>
    <meta:generator>LibreOffice/25.2.3.2$MacOSX_AARCH64 LibreOffice_project/bbb074479178df812d175f709636b368952c2ce3</meta:generator>
    <meta:document-statistic meta:table-count="0" meta:image-count="0" meta:object-count="0" meta:page-count="1" meta:paragraph-count="5" meta:word-count="53" meta:character-count="309" meta:non-whitespace-character-count="261"/>
  </office:meta>
</office:document-meta>
</file>